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string" calcext:value-type="string">
            <text:p>17.1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t pullig ref mesh, moved pos var in header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removed deep copy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string" calcext:value-type="string">
            <text:p>removed unused division, reversed if statements</text:p>
          </table:table-cell>
          <table:table-cell office:value-type="float" office:value="18.3" calcext:value-type="float">
            <text:p>18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9:11:35.232477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2T19:53:37.326195974</dc:date>
    <meta:editing-duration>PT1H22S</meta:editing-duration>
    <meta:editing-cycles>4</meta:editing-cycles>
    <meta:generator>LibreOffice/4.2.6.3$Linux_X86_64 LibreOffice_project/420$Build-3</meta:generator>
    <meta:document-statistic meta:table-count="1" meta:cell-count="24" meta:object-count="0"/>
  </office:meta>
</office:document-meta>
</file>